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fo:color="#ff0000" fo:font-size="14pt" style:font-size-asian="14pt" style:font-size-complex="14pt"/>
    </style:style>
    <style:style style:name="P10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fo:font-style="italic" fo:font-weight="bold" fo:background-color="#ffff00" style:font-size-asian="14pt" style:font-style-asian="italic" style:font-weight-asian="bold" style:font-size-complex="14pt"/>
    </style:style>
    <style:style style:name="P12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style:font-weight-complex="bold"/>
    </style:style>
    <style:style style:name="T3" style:family="text">
      <style:text-properties fo:font-size="14pt" fo:background-color="#ffff00" loext:char-shading-value="0" style:font-size-asian="14pt" style:font-size-complex="14pt"/>
    </style:style>
    <style:style style:name="T4" style:family="text">
      <style:text-properties fo:color="#ff0000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ОТОКОЛ ____</text:p>
      <text:p text:style-name="P5">____________ 20__ г. </text:p>
      <text:p text:style-name="P6"/>
      <text:p text:style-name="P2">о принятии диссертации (___ФИО_в_именительном_падеже___, «___Тема_диссертации___», ___ШИФР_СПЕЦ___ ___Название_научной_специальности___) к предварительному рассмотрению в диссертационном совете ___ШИФР_СОВЕТА___ и назначении экспертной комиссии.</text:p>
      <text:p text:style-name="P2"/>
      <text:p text:style-name="P2"/>
      <text:p text:style-name="P4">ОСНОВАНИЕ:</text:p>
      <text:p text:style-name="P7"><text:span text:style-name="T2">- заявление ___ФИО_в_родительном_падеже___</text:span><text:span text:style-name="T1"> с просьбой <text:s/>о принятии диссертации к предварительному рассмотрению и дальнейшей защите;</text:span></text:p>
      <text:p text:style-name="P2">- представленный соискателем ученой степени необходимый для прохождения процедуры защиты пакет документов.</text:p>
      <text:p text:style-name="P7"><text:span text:style-name="T1">- </text:span><text:span text:style-name="T3">рассылка диссертации членам диссертационного совета с почты Управления делами РУДН (дата рассылки)</text:span></text:p>
      <text:p text:style-name="P1">ПОСТАНОВИТЬ:</text:p>
      <text:p text:style-name="P1">- считать, что представленные соискателем документы по своему содержанию и оформлению соответствуют установленным требованиям;</text:p>
      <text:p text:style-name="P3">- принять диссертацию к предварительному рассмотрению;</text:p>
      <text:p text:style-name="P3">- назначить экспертную комиссию для рассмотрения диссертации в составе:</text:p>
      <text:p text:style-name="P3"><text:tab/>председатель –</text:p>
      <text:p text:style-name="P3"><text:tab/>члены комиссии: </text:p>
      <text:p text:style-name="P3">(ФИО, ученая степень, ученое звание, должность, место работы);</text:p>
      <text:p text:style-name="P3">- экспертной комиссии подготовить заключение о возможности или невозможности принятия рассмотренной диссертации к защите; </text:p>
      <text:p text:style-name="P8"><text:span text:style-name="T1">- назначить дату заседания диссертационного совета по приему рассмотренной диссертации к защите не позднее чем через четыре месяца со дня принятия ее к предварительному рассмотрению.</text:span><text:span text:style-name="T4"> <text:s/></text:span></text:p>
      <text:p text:style-name="P9"/>
      <text:p text:style-name="P9"/>
      <text:p text:style-name="P2"/>
      <text:p text:style-name="P2">Председатель диссертационного совета <text:s text:c="43"/>ФИО</text:p>
      <text:p text:style-name="P10">Ученый секретарь диссертационного совета<text:tab/> <text:s text:c="11"/>___Учсекретарь_И_О___</text:p>
      <text:p text:style-name="P10"/>
      <text:p text:style-name="P10">(видеосъемка не является обязательной, в случае если совет не собирался)</text:p>
      <text:p text:style-name="P11">Не позднее 3-х рабочих дней со дня принятия диссертации к предварительному рассмотрению, скан протокола (с подписями и печатью) должен быть направлен в ДАНК.</text:p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11-29T16:23:00</meta:creation-date>
    <dc:date>2025-10-18T16:15:41.447041287</dc:date>
    <meta:print-date>2017-12-14T20:26:00</meta:print-date>
    <meta:editing-cycles>23</meta:editing-cycles>
    <meta:editing-duration>PT4H14M31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1" meta:word-count="185" meta:character-count="1675" meta:non-whitespace-character-count="1445"/>
  </office:meta>
</office:document-meta>
</file>